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6541in"/>
    </style:style>
    <style:style style:name="TableColumn7" style:family="table-column">
      <style:table-column-properties style:column-width="1.5333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-asian="Times New Roman" style:font-name-complex="Calibri" style:font-weight-complex="bold" fo:color="#000000"/>
    </style:style>
    <style:style style:name="T16" style:parent-style-name="Hyperlink" style:family="text">
      <style:text-properties style:font-name-asian="Times New Roman" style:font-name-complex="Calibri" style:font-weight-complex="bold"/>
    </style:style>
    <style:style style:name="TableCell1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0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1" style:parent-style-name="DefaultParagraphFont" style:family="text">
      <style:text-properties style:font-name-complex="Calibri" fo:color="#000000"/>
    </style:style>
    <style:style style:name="T22" style:parent-style-name="Hyperlink" style:family="text">
      <style:text-properties style:font-name-complex="Calibri"/>
    </style:style>
    <style:style style:name="T23" style:parent-style-name="Hyperlink" style:family="text">
      <style:text-properties style:font-name-complex="Calibri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8" style:parent-style-name="DefaultParagraphFont" style:family="text">
      <style:text-properties style:font-name-complex="Calibri" fo:font-weight="bold" style:font-weight-asian="bold" style:font-weight-complex="bold" fo:color="#000000" style:text-position="super 63.6%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3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31" style:parent-style-name="Hyperlink" style:family="text">
      <style:text-properties style:font-name-complex="Calibri" fo:font-size="10pt" style:font-size-asian="10pt" style:font-size-complex="10pt"/>
    </style:style>
    <style:style style:name="T32" style:parent-style-name="Hyperlink" style:family="text">
      <style:text-properties style:font-name-complex="Calibri" fo:font-size="10pt" style:font-size-asian="10pt" style:font-size-complex="10pt"/>
    </style:style>
    <style:style style:name="T33" style:parent-style-name="Hyperlink" style:family="text">
      <style:text-properties style:font-name-complex="Calibri" fo:font-size="10pt" style:font-size-asian="10pt" style:font-size-complex="10pt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8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9" style:parent-style-name="DefaultParagraphFont" style:family="text">
      <style:text-properties style:font-name-complex="Calibri" fo:color="#000000"/>
    </style:style>
    <style:style style:name="T40" style:parent-style-name="Hyperlink" style:family="text">
      <style:text-properties style:font-name-complex="Calibri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center"/>
      <style:text-properties fo:hyphenate="true"/>
    </style:style>
    <style:style style:name="T4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5" style:parent-style-name="DefaultParagraphFont" style:family="text">
      <style:text-properties style:font-name-complex="Calibri" fo:color="#000000"/>
    </style:style>
    <style:style style:name="T46" style:parent-style-name="Hyperlink" style:family="text">
      <style:text-properties style:font-name-complex="Calibri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text-align="center" fo:margin-bottom="0in" fo:line-height="100%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text-align="center" fo:margin-bottom="0in" fo:line-height="100%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-top="0.0069in solid #000000" fo:border-left="none" fo:border-bottom="0.0069in solid #000000" fo:border-right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</style:style>
    <style:style style:name="P71" style:parent-style-name="Normal" style:family="paragraph">
      <style:paragraph-properties fo:text-align="center" fo:margin-bottom="0in" fo:line-height="100%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 style:min-row-height="0.2083in"/>
    </style:style>
    <style:style style:name="TableCell86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88" style:family="table-row">
      <style:table-row-properties style:min-row-height="0.2326in"/>
    </style:style>
    <style:style style:name="TableCell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-top="0.0069in solid #000000" fo:border-left="0.0138in solid #000000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text-align="center" fo:margin-bottom="0in" fo:line-height="100%"/>
      <style:text-properties fo:hyphenate="true"/>
    </style:style>
    <style:style style:name="T93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9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98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9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text-align="center" fo:margin-bottom="0in" fo:line-height="100%"/>
    </style:style>
    <style:style style:name="T101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3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text-align="center" fo:margin-bottom="0in" fo:line-height="100%"/>
    </style:style>
    <style:style style:name="T105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none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text-align="center" fo:margin-bottom="0in" fo:line-height="100%"/>
    </style:style>
    <style:style style:name="T10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Row111" style:family="table-row">
      <style:table-row-properties style:min-row-height="0.2097in"/>
    </style:style>
    <style:style style:name="TableCell1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4" style:family="table-cell">
      <style:table-cell-properties fo:border-top="0.0069in solid #000000" fo:border-left="0.0138in solid #000000" fo:border-bottom="0.0138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6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7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8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9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2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24" style:family="table-row">
      <style:table-row-properties style:min-row-height="0.2097in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TableCell1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130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132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140" style:family="table-row">
      <style:table-row-properties style:min-row-height="0.2083in"/>
    </style:style>
    <style:style style:name="TableCell1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-asian="Times New Roman" style:font-name-complex="Calibri" fo:color="#000000"/>
    </style:style>
    <style:style style:name="T145" style:parent-style-name="Hyperlink" style:family="text">
      <style:text-properties style:font-name-complex="Calibri"/>
    </style:style>
    <style:style style:name="TableCell1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0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-asian="Times New Roman" style:font-name-complex="Calibri" fo:color="#000000"/>
    </style:style>
    <style:style style:name="T160" style:parent-style-name="DefaultParagraphFont" style:family="text">
      <style:text-properties style:font-name-asian="Times New Roman" style:font-name-complex="Calibri" fo:color="#000000"/>
    </style:style>
    <style:style style:name="T161" style:parent-style-name="DefaultParagraphFont" style:family="text">
      <style:text-properties style:font-name-asian="Times New Roman" style:font-name-complex="Calibri" fo:color="#000000"/>
    </style:style>
    <style:style style:name="T162" style:parent-style-name="Hyperlink" style:family="text">
      <style:text-properties style:font-name-complex="Calibri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-asian="Times New Roman" style:font-name-complex="Calibri" fo:color="#000000"/>
    </style:style>
    <style:style style:name="T177" style:parent-style-name="DefaultParagraphFont" style:family="text">
      <style:text-properties style:font-name-asian="Times New Roman" style:font-name-complex="Calibri" fo:color="#000000"/>
    </style:style>
    <style:style style:name="T178" style:parent-style-name="DefaultParagraphFont" style:family="text">
      <style:text-properties style:font-name-asian="Times New Roman" style:font-name-complex="Calibri" fo:color="#000000"/>
    </style:style>
    <style:style style:name="T179" style:parent-style-name="Hyperlink" style:family="text">
      <style:text-properties style:font-name-complex="Calibri"/>
    </style:style>
    <style:style style:name="TableCell1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2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-asian="Times New Roman" style:font-name-complex="Calibri" fo:color="#000000"/>
    </style:style>
    <style:style style:name="T194" style:parent-style-name="DefaultParagraphFont" style:family="text">
      <style:text-properties style:font-name-asian="Times New Roman" style:font-name-complex="Calibri" fo:color="#000000"/>
    </style:style>
    <style:style style:name="T195" style:parent-style-name="DefaultParagraphFont" style:family="text">
      <style:text-properties style:font-name-asian="Times New Roman" style:font-name-complex="Calibri" fo:color="#000000"/>
    </style:style>
    <style:style style:name="T196" style:parent-style-name="Hyperlink" style:family="text">
      <style:text-properties style:font-name-asian="Times New Roman" style:font-name-complex="Calibri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7" style:family="table-row">
      <style:table-row-properties style:min-row-height="0.2083in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results and studies included.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August, 2020)</text:p>
            <text:p text:style-name="P14"><text:span text:style-name="T15">PMID<text:s/></text:span><text:a xlink:href="http://pubmed.gov/32805168" office:target-frame-name="_top" xlink:show="replace"><text:span text:style-name="T16">32805168</text:span></text:a></text:p>
          </table:table-cell>
          <table:table-cell table:style-name="TableCell17">
            <text:p text:style-name="P18"><text:span text:style-name="T19">Giustozzi, May 2020</text:span><text:span text:style-name="T20"><text:line-break/></text:span><text:span text:style-name="T21">PMID<text:s/></text:span><text:a xlink:href="http://pubmed.gov/31104194" office:target-frame-name="_top" xlink:show="replace"><text:span text:style-name="T22">3110</text:span><text:bookmark-start text:name="_Hlt78721488"/><text:bookmark-start text:name="_Hlt78721489"/><text:span text:style-name="T23">4</text:span><text:bookmark-end text:name="_Hlt78721488"/><text:bookmark-end text:name="_Hlt78721489"/><text:span text:style-name="T24">194</text:span></text:a></text:p>
          </table:table-cell>
          <table:table-cell table:style-name="TableCell25">
            <text:p text:style-name="P26"><text:span text:style-name="T27">Fuentes, 2019</text:span><text:span text:style-name="T28">a</text:span><text:span text:style-name="T29"><text:line-break/></text:span><text:span text:style-name="T30">PMID<text:s/></text:span><text:a xlink:href="http://pubmed.gov/31685262" office:target-frame-name="_top" xlink:show="replace"><text:span text:style-name="T31">316</text:span><text:bookmark-start text:name="_Hlt78721583"/><text:bookmark-start text:name="_Hlt78721584"/><text:span text:style-name="T32">8</text:span><text:bookmark-end text:name="_Hlt78721583"/><text:bookmark-end text:name="_Hlt78721584"/><text:span text:style-name="T33">5262</text:span></text:a><text:span text:style-name="T34"><text:s/></text:span></text:p>
          </table:table-cell>
          <table:table-cell table:style-name="TableCell35">
            <text:p text:style-name="P36"><text:span text:style-name="T37">Wongsaengsak, 2019</text:span><text:span text:style-name="T38"><text:line-break/></text:span><text:span text:style-name="T39">DOI<text:s/></text:span><text:a xlink:href="https://doi.org/10.1182/blood-2019-125473" office:target-frame-name="_top" xlink:show="replace"><text:span text:style-name="T40">10.1182/blood-2019-125473</text:span></text:a></text:p>
          </table:table-cell>
          <table:table-cell table:style-name="TableCell41">
            <text:p text:style-name="P42"><text:span text:style-name="T43">Brunetti, 2019</text:span><text:span text:style-name="T44"><text:line-break/></text:span><text:span text:style-name="T45">PMID<text:s/></text:span><text:a xlink:href="http://pubmed.gov/31654194" office:target-frame-name="_top" xlink:show="replace"><text:span text:style-name="T46">31654194</text:span></text:a></text:p>
          </table:table-cell>
        </table:table-row>
        <table:table-row table:style-name="TableRow47">
          <table:table-cell table:style-name="TableCell48" table:number-columns-spanned="6">
            <text:p text:style-name="P49"><text:span text:style-name="T50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6">
            <text:p text:style-name="P53">Venous thromboembolism recurr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Effect size</text:p>
          </table:table-cell>
          <table:table-cell table:style-name="TableCell57">
            <text:p text:style-name="P58">OR: 0.59 (0.41-0.86)</text:p>
            <text:p text:style-name="P59">↓</text:p>
          </table:table-cell>
          <table:table-cell table:style-name="TableCell60">
            <text:p text:style-name="P61">RR: 0.62 (0.43-0.91)</text:p>
            <text:p text:style-name="P62">↓</text:p>
          </table:table-cell>
          <table:table-cell table:style-name="TableCell63">
            <text:p text:style-name="P64">OR: 0.48 (0.24-0.96)</text:p>
            <text:p text:style-name="P65">↓</text:p>
          </table:table-cell>
          <table:table-cell table:style-name="TableCell66">
            <text:p text:style-name="P67">RR: 0.48 (0.26-0.87)</text:p>
            <text:p text:style-name="P68">↓</text:p>
          </table:table-cell>
          <table:table-cell table:style-name="TableCell69">
            <text:p text:style-name="P70">RR: 0.56 (0.40-0.79)</text:p>
            <text:p text:style-name="P71">↓</text:p>
          </table:table-cell>
        </table:table-row>
        <table:table-row table:style-name="TableRow72">
          <table:table-cell table:style-name="TableCell73">
            <text:p text:style-name="P74">Heterogeneity</text:p>
          </table:table-cell>
          <table:table-cell table:style-name="TableCell75">
            <text:p text:style-name="P76">25%</text:p>
          </table:table-cell>
          <table:table-cell table:style-name="TableCell77">
            <text:p text:style-name="P78">30%</text:p>
          </table:table-cell>
          <table:table-cell table:style-name="TableCell79">
            <text:p text:style-name="P80">46%</text:p>
          </table:table-cell>
          <table:table-cell table:style-name="TableCell81">
            <text:p text:style-name="P82">56%</text:p>
          </table:table-cell>
          <table:table-cell table:style-name="TableCell83">
            <text:p text:style-name="P84">59%</text:p>
          </table:table-cell>
        </table:table-row>
        <table:table-row table:style-name="TableRow85">
          <table:table-cell table:style-name="TableCell86" table:number-columns-spanned="6">
            <text:p text:style-name="P87">Major bleed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>
            <text:p text:style-name="P90">Effect size</text:p>
          </table:table-cell>
          <table:table-cell table:style-name="TableCell91">
            <text:p text:style-name="P92"><text:span text:style-name="T93">OR:<text:s/></text:span><text:span text:style-name="T94">1.34 (0.83-2.18)</text:span></text:p>
          </table:table-cell>
          <table:table-cell table:style-name="TableCell95">
            <text:p text:style-name="P96"><text:span text:style-name="T97">RR:</text:span><text:span text:style-name="T98"><text:s/>1.31 (0.83-2.08)</text:span></text:p>
          </table:table-cell>
          <table:table-cell table:style-name="TableCell99">
            <text:p text:style-name="P100"><text:span text:style-name="T101">OR:</text:span><text:span text:style-name="T102"><text:s/>1.70 (1.04-2.78)</text:span></text:p>
          </table:table-cell>
          <table:table-cell table:style-name="TableCell103">
            <text:p text:style-name="P104"><text:span text:style-name="T105">RR:</text:span><text:span text:style-name="T106"><text:s/>1.55 (0.79-3.04)</text:span></text:p>
          </table:table-cell>
          <table:table-cell table:style-name="TableCell107">
            <text:p text:style-name="P108"><text:span text:style-name="T109">RR:</text:span><text:span text:style-name="T110"><text:s/>1.53 (0.95-2.47)</text:span></text:p>
          </table:table-cell>
        </table:table-row>
        <table:table-row table:style-name="TableRow111">
          <table:table-cell table:style-name="TableCell112">
            <text:p text:style-name="P113">Heterogeneity</text:p>
          </table:table-cell>
          <table:table-cell table:style-name="TableCell114">
            <text:p text:style-name="P115">28%</text:p>
          </table:table-cell>
          <table:table-cell table:style-name="TableCell116">
            <text:p text:style-name="P117">23%</text:p>
          </table:table-cell>
          <table:table-cell table:style-name="TableCell118">
            <text:p text:style-name="P119">2%</text:p>
          </table:table-cell>
          <table:table-cell table:style-name="TableCell120">
            <text:p text:style-name="P121">29%</text:p>
          </table:table-cell>
          <table:table-cell table:style-name="TableCell122">
            <text:p text:style-name="P123">28%</text:p>
          </table:table-cell>
        </table:table-row>
        <table:table-row table:style-name="TableRow124">
          <table:table-cell table:style-name="TableCell125">
            <text:p text:style-name="P126">Summary of important differences or findings</text:p>
          </table:table-cell>
          <table:table-cell table:style-name="TableCell127">
            <text:p text:style-name="P128">Included findings at 12 months for<text:s/>HOKUSAI VTE trial.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 table:number-columns-spanned="6">
            <text:p text:style-name="P139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>
            <text:p text:style-name="P142">Raskob (HOKUSAI-VTE), 2018</text:p>
            <text:p text:style-name="P143"><text:span text:style-name="T144">PMID<text:s/></text:span><text:a xlink:href="http://pubmed.gov/29231094" office:target-frame-name="_top" xlink:show="replace"><text:span text:style-name="T145">29231094</text:span></text:a></text:p>
          </table:table-cell>
          <table:table-cell table:style-name="TableCell146">
            <text:p text:style-name="P147">Yes*</text:p>
          </table:table-cell>
          <table:table-cell table:style-name="TableCell148">
            <text:p text:style-name="P149">Yes</text:p>
          </table:table-cell>
          <table:table-cell table:style-name="TableCell150">
            <text:p text:style-name="P151">Yes</text:p>
          </table:table-cell>
          <table:table-cell table:style-name="TableCell152">
            <text:p text:style-name="P153">Yes</text:p>
          </table:table-cell>
          <table:table-cell table:style-name="TableCell154">
            <text:p text:style-name="P155">Yes</text:p>
          </table:table-cell>
        </table:table-row>
        <table:table-row table:style-name="TableRow156">
          <table:table-cell table:style-name="TableCell157">
            <text:p text:style-name="P158"><text:span text:style-name="T159">Young (SELECT-D), 2018</text:span><text:span text:style-name="T160"><text:line-break/></text:span><text:span text:style-name="T161">PMID<text:s/></text:span><text:a xlink:href="http://pubmed.gov/29746227" office:target-frame-name="_top" xlink:show="replace"><text:span text:style-name="T162">29746227</text:span></text:a></text:p>
          </table:table-cell>
          <table:table-cell table:style-name="TableCell163">
            <text:p text:style-name="P164">Yes</text:p>
          </table:table-cell>
          <table:table-cell table:style-name="TableCell165">
            <text:p text:style-name="P166">Yes</text:p>
          </table:table-cell>
          <table:table-cell table:style-name="TableCell167">
            <text:p text:style-name="P168">Yes</text:p>
          </table:table-cell>
          <table:table-cell table:style-name="TableCell169">
            <text:p text:style-name="P170">Yes</text:p>
          </table:table-cell>
          <table:table-cell table:style-name="TableCell171">
            <text:p text:style-name="P172">Yes</text:p>
          </table:table-cell>
        </table:table-row>
        <table:table-row table:style-name="TableRow173">
          <table:table-cell table:style-name="TableCell174">
            <text:p text:style-name="P175"><text:span text:style-name="T176">McBane (ADAM-VTE), 2019</text:span><text:span text:style-name="T177"><text:line-break/></text:span><text:span text:style-name="T178">PMID<text:s/></text:span><text:a xlink:href="https://pubmed.gov/28837207" office:target-frame-name="_top" xlink:show="replace"><text:span text:style-name="T179">28837207</text:span></text:a></text:p>
          </table:table-cell>
          <table:table-cell table:style-name="TableCell180">
            <text:p text:style-name="P181">Yes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>Yes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>Yes</text:p>
          </table:table-cell>
        </table:table-row>
        <table:table-row table:style-name="TableRow190">
          <table:table-cell table:style-name="TableCell191">
            <text:p text:style-name="P192"><text:span text:style-name="T193">Agnelli (CaraVaggio), 2020</text:span><text:span text:style-name="T194"><text:line-break/></text:span><text:span text:style-name="T195">PMID<text:s/></text:span><text:a xlink:href="http://pubmed.gov/32223112" office:target-frame-name="_top" xlink:show="replace"><text:span text:style-name="T196">32223112</text:span></text:a></text:p>
          </table:table-cell>
          <table:table-cell table:style-name="TableCell197">
            <text:p text:style-name="P198">Yes</text:p>
          </table:table-cell>
          <table:table-cell table:style-name="TableCell199">
            <text:p text:style-name="P200">Yes</text:p>
          </table:table-cell>
          <table:table-cell table:style-name="TableCell201">
            <text:p text:style-name="P202">NA</text:p>
          </table:table-cell>
          <table:table-cell table:style-name="TableCell203">
            <text:p text:style-name="P204">NA</text:p>
          </table:table-cell>
          <table:table-cell table:style-name="TableCell205">
            <text:p text:style-name="P206">NA</text:p>
          </table:table-cell>
        </table:table-row>
        <table:table-row table:style-name="TableRow207">
          <table:table-cell table:style-name="TableCell208" table:number-columns-spanned="6">
            <text:p text:style-name="P209">Notes:</text:p>
            <text:p text:style-name="P210"><text:span text:style-name="T211">* Outcomes reported at 12 months for HOKUSAI VTE trial were used in the current analysis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8-01T18:43:00Z</meta:creation-date>
    <dc:date>2021-08-06T03:43:00Z</dc:date>
    <meta:print-date>2021-08-06T03:43:00Z</meta:print-date>
    <meta:template xlink:href="Normal.dotm" xlink:type="simple"/>
    <meta:editing-cycles>29</meta:editing-cycles>
    <meta:editing-duration>PT4500S</meta:editing-duration>
    <meta:document-statistic meta:page-count="2" meta:paragraph-count="2" meta:word-count="220" meta:character-count="1477" meta:row-count="10" meta:non-whitespace-character-count="1259"/>
  </office:meta>
</office:document-meta>
</file>